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A0000026A9A21EAF894A0977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ndon Tube" svg:font-family="'London Tub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aaf2a" draw:textarea-horizontal-align="justify" draw:textarea-vertical-align="middle" draw:auto-grow-height="false" fo:min-height="2.438cm" fo:min-width="2.188cm"/>
    </style:style>
    <style:style style:name="gr3" style:family="graphic" style:parent-style-name="objectwithoutfill">
      <style:graphic-properties svg:stroke-width="0.064cm" draw:marker-start-width="0.295cm" draw:marker-end-width="0.295cm" draw:fill="none" draw:textarea-vertical-align="middle" fo:padding-top="0.156cm" fo:padding-bottom="0.156cm" fo:padding-left="0.281cm" fo:padding-right="0.2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7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0.7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1.3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aaf2a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ondon Tube" fo:font-size="8pt" style:font-size-asian="11pt" style:font-size-complex="11pt"/>
    </style:style>
    <style:style style:name="P5" style:family="paragraph">
      <loext:graphic-properties draw:fill="none" draw:fill-color="#ffffff"/>
      <style:text-properties fo:font-size="26pt"/>
    </style:style>
    <style:style style:name="P6" style:family="paragraph">
      <loext:graphic-properties draw:fill="none" draw:fill-color="#ffffff"/>
      <style:text-properties fo:font-size="10pt" style:font-size-asian="14pt" style:font-size-complex="14pt"/>
    </style:style>
    <style:style style:name="P7" style:family="paragraph">
      <style:paragraph-properties fo:margin-top="0cm" fo:margin-bottom="0cm" fo:line-height="115%" fo:text-align="center"/>
    </style:style>
    <style:style style:name="P8" style:family="paragraph">
      <loext:graphic-properties draw:fill="none" draw:fill-color="#ffffff"/>
      <style:paragraph-properties fo:margin-top="0cm" fo:margin-bottom="0cm" fo:line-height="115%" fo:text-align="center"/>
      <style:text-properties style:font-name="London Tube" fo:font-size="8pt" fo:letter-spacing="normal" fo:font-weight="normal" style:font-size-asian="8pt" style:font-size-complex="8pt"/>
    </style:style>
    <style:style style:name="P9" style:family="paragraph">
      <loext:graphic-properties draw:fill="none" draw:fill-color="#ffffff"/>
      <style:paragraph-properties fo:margin-top="0cm" fo:margin-bottom="0cm" fo:line-height="115%" fo:text-align="center"/>
      <style:text-properties style:font-name="London Tube" fo:font-size="8pt" fo:letter-spacing="normal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style:font-name="London Tube" fo:font-size="36pt"/>
    </style:style>
    <style:style style:name="T1" style:family="text">
      <style:text-properties style:font-name="London Tube" fo:font-size="8pt" style:font-size-asian="11pt" style:font-size-complex="11pt"/>
    </style:style>
    <style:style style:name="T2" style:family="text">
      <style:text-properties fo:font-size="26pt"/>
    </style:style>
    <style:style style:name="T3" style:family="text">
      <style:text-properties fo:font-size="10pt" style:font-size-asian="14pt" style:font-size-complex="14pt"/>
    </style:style>
    <style:style style:name="T4" style:family="text">
      <style:text-properties style:font-name="London Tube" fo:font-size="8pt" fo:letter-spacing="0.008cm" fo:font-weight="normal" style:font-size-asian="8pt" style:font-size-complex="8pt"/>
    </style:style>
    <style:style style:name="T5" style:family="text">
      <style:text-properties style:font-name="London Tube" fo:font-size="8pt" fo:letter-spacing="-0.014cm" fo:font-weight="normal" style:font-size-asian="8pt" style:font-weight-asian="normal" style:font-size-complex="8pt" style:font-weight-complex="normal"/>
    </style:style>
    <style:style style:name="T6" style:family="text">
      <style:text-properties style:font-name="London Tube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23cm" svg:height="3.923cm" svg:x="11.9cm" svg:y="24.577cm">
          <draw:image xlink:href="Pictures/100000000000026A0000026A9A21EAF894A0977A.jp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3.8cm" svg:height="3.8cm" svg:x="16cm" svg:y="24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6cm" svg:y1="25.583cm" svg:x2="19.9cm" svg:y2="25.583cm">
              <text:p/>
            </draw:line>
            <draw:line draw:style-name="gr3" draw:text-style-name="P1" draw:layer="layout" svg:x1="16cm" svg:y1="27.1cm" svg:x2="19.9cm" svg:y2="27.1cm">
              <text:p/>
            </draw:line>
          </draw:g>
          <draw:frame draw:style-name="gr4" draw:text-style-name="P4" draw:layer="layout" svg:width="2.246cm" svg:height="0.937cm" svg:x="16.8cm" svg:y="24.6cm">
            <draw:text-box>
              <text:p text:style-name="P3"><text:span text:style-name="T1">L</text:span><text:span text:style-name="T1">O</text:span><text:span text:style-name="T1">N</text:span><text:span text:style-name="T1">D</text:span><text:span text:style-name="T1">O</text:span><text:span text:style-name="T1">N</text:span><text:span text:style-name="T1"><text:line-break/></text:span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R</text:span><text:span text:style-name="T1">T</text:span></text:p>
            </draw:text-box>
          </draw:frame>
          <draw:g>
            <draw:frame draw:style-name="gr5" draw:text-style-name="P5" draw:layer="layout" svg:width="1.272cm" svg:height="1.538cm" svg:x="16.241cm" svg:y="25.738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6.9cm" svg:y="25.855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6.2cm" svg:y="26.95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7.13cm" svg:y="27.35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874cm" svg:height="1.788cm" svg:x="17.3cm" svg:y="25.5cm">
            <draw:text-box>
              <text:p><text:span text:style-name="T6">45</text:span></text:p>
            </draw:text-box>
          </draw:frame>
        </draw:g>
        <draw:g>
          <draw:g>
            <draw:custom-shape draw:style-name="gr2" draw:text-style-name="P2" draw:layer="layout" svg:width="3.8cm" svg:height="3.8cm" svg:x="1.3cm" svg:y="1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3cm" svg:y1="2.384cm" svg:x2="5.2cm" svg:y2="2.384cm">
              <text:p/>
            </draw:line>
            <draw:line draw:style-name="gr3" draw:text-style-name="P1" draw:layer="layout" svg:x1="1.3cm" svg:y1="3.901cm" svg:x2="5.2cm" svg:y2="3.901cm">
              <text:p/>
            </draw:line>
          </draw:g>
          <draw:frame draw:style-name="gr4" draw:text-style-name="P4" draw:layer="layout" svg:width="2.246cm" svg:height="0.937cm" svg:x="2.1cm" svg:y="1.401cm">
            <draw:text-box>
              <text:p text:style-name="P3"><text:span text:style-name="T1">LOND</text:span><text:span text:style-name="T1">ON</text:span><text:span text:style-name="T1"><text:line-break/></text:span><text:span text:style-name="T1">TRANS</text:span><text:span text:style-name="T1">PORT</text:span></text:p>
            </draw:text-box>
          </draw:frame>
          <draw:g>
            <draw:frame draw:style-name="gr5" draw:text-style-name="P5" draw:layer="layout" svg:width="1.272cm" svg:height="1.538cm" svg:x="1.541cm" svg:y="2.539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2.2cm" svg:y="2.656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.5cm" svg:y="3.751cm">
              <draw:text-box>
                <text:p text:style-name="P7"><text:span text:style-name="T4">PRIV</text:span><text:span text:style-name="T4">ATE </text:span><text:span text:style-name="T4">TEL</text:span><text:span text:style-name="T4">EPH</text:span><text:span text:style-name="T4">ONE</text:span></text:p>
              </draw:text-box>
            </draw:frame>
            <draw:frame draw:style-name="gr8" draw:text-style-name="P9" draw:layer="layout" svg:width="1.524cm" svg:height="0.645cm" svg:x="2.43cm" svg:y="4.151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874cm" svg:height="1.788cm" svg:x="2.6cm" svg:y="2.301cm">
            <draw:text-box>
              <text:p><text:span text:style-name="T6"><text:s/></text:span><text:span text:style-name="T6">2</text:span></text:p>
            </draw:text-box>
          </draw:frame>
        </draw:g>
        <draw:g>
          <draw:g>
            <draw:custom-shape draw:style-name="gr2" draw:text-style-name="P2" draw:layer="layout" svg:width="3.8cm" svg:height="3.8cm" svg:x="5.7cm" svg:y="1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5.7cm" svg:y1="2.385cm" svg:x2="9.6cm" svg:y2="2.385cm">
              <text:p/>
            </draw:line>
            <draw:line draw:style-name="gr3" draw:text-style-name="P1" draw:layer="layout" svg:x1="5.7cm" svg:y1="3.902cm" svg:x2="9.6cm" svg:y2="3.902cm">
              <text:p/>
            </draw:line>
          </draw:g>
          <draw:frame draw:style-name="gr4" draw:text-style-name="P4" draw:layer="layout" svg:width="2.246cm" svg:height="0.937cm" svg:x="6.5cm" svg:y="1.402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5.941cm" svg:y="2.54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6.6cm" svg:y="2.657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5.9cm" svg:y="3.752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6.83cm" svg:y="4.152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874cm" svg:height="1.788cm" svg:x="7cm" svg:y="2.302cm">
            <draw:text-box>
              <text:p><text:span text:style-name="T6"><text:s/></text:span><text:span text:style-name="T6">11</text:span></text:p>
            </draw:text-box>
          </draw:frame>
        </draw:g>
        <draw:g>
          <draw:g>
            <draw:custom-shape draw:style-name="gr2" draw:text-style-name="P2" draw:layer="layout" svg:width="3.8cm" svg:height="3.8cm" svg:x="10.1cm" svg:y="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cm" svg:y1="2.386cm" svg:x2="14cm" svg:y2="2.386cm">
              <text:p/>
            </draw:line>
            <draw:line draw:style-name="gr3" draw:text-style-name="P1" draw:layer="layout" svg:x1="10.1cm" svg:y1="3.903cm" svg:x2="14cm" svg:y2="3.903cm">
              <text:p/>
            </draw:line>
          </draw:g>
          <draw:frame draw:style-name="gr4" draw:text-style-name="P4" draw:layer="layout" svg:width="2.246cm" svg:height="0.937cm" svg:x="10.9cm" svg:y="1.403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0.341cm" svg:y="2.541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1cm" svg:y="2.658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0.3cm" svg:y="3.753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1.23cm" svg:y="4.153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963cm" svg:height="1.788cm" svg:x="11.4cm" svg:y="2.303cm">
            <draw:text-box>
              <text:p><text:span text:style-name="T6">30</text:span></text:p>
            </draw:text-box>
          </draw:frame>
        </draw:g>
        <draw:g>
          <draw:g>
            <draw:custom-shape draw:style-name="gr2" draw:text-style-name="P2" draw:layer="layout" svg:width="3.8cm" svg:height="3.8cm" svg:x="14.6cm" svg:y="1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4.6cm" svg:y1="2.387cm" svg:x2="18.5cm" svg:y2="2.387cm">
              <text:p/>
            </draw:line>
            <draw:line draw:style-name="gr3" draw:text-style-name="P1" draw:layer="layout" svg:x1="14.6cm" svg:y1="3.904cm" svg:x2="18.5cm" svg:y2="3.904cm">
              <text:p/>
            </draw:line>
          </draw:g>
          <draw:frame draw:style-name="gr4" draw:text-style-name="P4" draw:layer="layout" svg:width="2.246cm" svg:height="0.937cm" svg:x="15.4cm" svg:y="1.404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4.841cm" svg:y="2.542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5.5cm" svg:y="2.659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4.8cm" svg:y="3.754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5.73cm" svg:y="4.154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2.034cm" svg:height="1.788cm" svg:x="15.9cm" svg:y="2.304cm">
            <draw:text-box>
              <text:p><text:span text:style-name="T6">69</text:span></text:p>
            </draw:text-box>
          </draw:frame>
        </draw:g>
        <draw:g>
          <draw:g>
            <draw:custom-shape draw:style-name="gr2" draw:text-style-name="P2" draw:layer="layout" svg:width="3.8cm" svg:height="3.8cm" svg:x="1.3cm" svg:y="5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3cm" svg:y1="6.785cm" svg:x2="5.2cm" svg:y2="6.785cm">
              <text:p/>
            </draw:line>
            <draw:line draw:style-name="gr3" draw:text-style-name="P1" draw:layer="layout" svg:x1="1.3cm" svg:y1="8.302cm" svg:x2="5.2cm" svg:y2="8.302cm">
              <text:p/>
            </draw:line>
          </draw:g>
          <draw:frame draw:style-name="gr4" draw:text-style-name="P4" draw:layer="layout" svg:width="2.246cm" svg:height="0.937cm" svg:x="2.1cm" svg:y="5.802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.541cm" svg:y="6.94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2.2cm" svg:y="7.057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.5cm" svg:y="8.152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2.43cm" svg:y="8.552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874cm" svg:height="1.788cm" svg:x="2.6cm" svg:y="6.702cm">
            <draw:text-box>
              <text:p><text:span text:style-name="T6">72</text:span></text:p>
            </draw:text-box>
          </draw:frame>
        </draw:g>
        <draw:g>
          <draw:g>
            <draw:custom-shape draw:style-name="gr2" draw:text-style-name="P2" draw:layer="layout" svg:width="3.8cm" svg:height="3.8cm" svg:x="5.7cm" svg:y="5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5.7cm" svg:y1="6.786cm" svg:x2="9.6cm" svg:y2="6.786cm">
              <text:p/>
            </draw:line>
            <draw:line draw:style-name="gr3" draw:text-style-name="P1" draw:layer="layout" svg:x1="5.7cm" svg:y1="8.303cm" svg:x2="9.6cm" svg:y2="8.303cm">
              <text:p/>
            </draw:line>
          </draw:g>
          <draw:frame draw:style-name="gr4" draw:text-style-name="P4" draw:layer="layout" svg:width="2.246cm" svg:height="0.937cm" svg:x="6.5cm" svg:y="5.803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5.941cm" svg:y="6.941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6.6cm" svg:y="7.058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5.9cm" svg:y="8.153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6.83cm" svg:y="8.553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895cm" svg:height="1.788cm" svg:x="7cm" svg:y="6.703cm">
            <draw:text-box>
              <text:p><text:span text:style-name="T6">74</text:span></text:p>
            </draw:text-box>
          </draw:frame>
        </draw:g>
        <draw:g>
          <draw:g>
            <draw:custom-shape draw:style-name="gr2" draw:text-style-name="P2" draw:layer="layout" svg:width="3.8cm" svg:height="3.8cm" svg:x="10.1cm" svg:y="5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cm" svg:y1="6.787cm" svg:x2="14cm" svg:y2="6.787cm">
              <text:p/>
            </draw:line>
            <draw:line draw:style-name="gr3" draw:text-style-name="P1" draw:layer="layout" svg:x1="10.1cm" svg:y1="8.304cm" svg:x2="14cm" svg:y2="8.304cm">
              <text:p/>
            </draw:line>
          </draw:g>
          <draw:frame draw:style-name="gr4" draw:text-style-name="P4" draw:layer="layout" svg:width="2.246cm" svg:height="0.937cm" svg:x="10.9cm" svg:y="5.804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0.341cm" svg:y="6.942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1cm" svg:y="7.059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0.3cm" svg:y="8.154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1.23cm" svg:y="8.554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912cm" svg:height="1.788cm" svg:x="11.4cm" svg:y="6.704cm">
            <draw:text-box>
              <text:p><text:span text:style-name="T6">75</text:span></text:p>
            </draw:text-box>
          </draw:frame>
        </draw:g>
        <draw:g>
          <draw:g>
            <draw:custom-shape draw:style-name="gr2" draw:text-style-name="P2" draw:layer="layout" svg:width="3.8cm" svg:height="3.8cm" svg:x="14.6cm" svg:y="5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4.6cm" svg:y1="6.788cm" svg:x2="18.5cm" svg:y2="6.788cm">
              <text:p/>
            </draw:line>
            <draw:line draw:style-name="gr3" draw:text-style-name="P1" draw:layer="layout" svg:x1="14.6cm" svg:y1="8.305cm" svg:x2="18.5cm" svg:y2="8.305cm">
              <text:p/>
            </draw:line>
          </draw:g>
          <draw:frame draw:style-name="gr4" draw:text-style-name="P4" draw:layer="layout" svg:width="2.246cm" svg:height="0.937cm" svg:x="15.4cm" svg:y="5.805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4.841cm" svg:y="6.943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5.5cm" svg:y="7.06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4.8cm" svg:y="8.155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5.73cm" svg:y="8.555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979cm" svg:height="1.788cm" svg:x="15.9cm" svg:y="6.705cm">
            <draw:text-box>
              <text:p><text:span text:style-name="T6">76</text:span></text:p>
            </draw:text-box>
          </draw:frame>
        </draw:g>
        <draw:g>
          <draw:g>
            <draw:custom-shape draw:style-name="gr2" draw:text-style-name="P2" draw:layer="layout" svg:width="3.8cm" svg:height="3.8cm" svg:x="1.3cm" svg:y="9.9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3cm" svg:y1="11.079cm" svg:x2="5.2cm" svg:y2="11.079cm">
              <text:p/>
            </draw:line>
            <draw:line draw:style-name="gr3" draw:text-style-name="P1" draw:layer="layout" svg:x1="1.3cm" svg:y1="12.596cm" svg:x2="5.2cm" svg:y2="12.596cm">
              <text:p/>
            </draw:line>
          </draw:g>
          <draw:frame draw:style-name="gr4" draw:text-style-name="P4" draw:layer="layout" svg:width="2.246cm" svg:height="0.937cm" svg:x="2.1cm" svg:y="10.096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.541cm" svg:y="11.234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2.2cm" svg:y="11.351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.5cm" svg:y="12.446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2.43cm" svg:y="12.846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933cm" svg:height="1.788cm" svg:x="2.6cm" svg:y="10.996cm">
            <draw:text-box>
              <text:p><text:span text:style-name="T6">77</text:span></text:p>
            </draw:text-box>
          </draw:frame>
        </draw:g>
        <draw:g>
          <draw:g>
            <draw:custom-shape draw:style-name="gr2" draw:text-style-name="P2" draw:layer="layout" svg:width="3.8cm" svg:height="3.8cm" svg:x="5.7cm" svg:y="9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5.7cm" svg:y1="11.08cm" svg:x2="9.6cm" svg:y2="11.08cm">
              <text:p/>
            </draw:line>
            <draw:line draw:style-name="gr3" draw:text-style-name="P1" draw:layer="layout" svg:x1="5.7cm" svg:y1="12.597cm" svg:x2="9.6cm" svg:y2="12.597cm">
              <text:p/>
            </draw:line>
          </draw:g>
          <draw:frame draw:style-name="gr4" draw:text-style-name="P4" draw:layer="layout" svg:width="2.246cm" svg:height="0.937cm" svg:x="6.5cm" svg:y="10.097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5.941cm" svg:y="11.235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6.6cm" svg:y="11.352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5.9cm" svg:y="12.447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6.83cm" svg:y="12.847cm">
              <draw:text-box>
                <text:p text:style-name="P7"><text:span text:style-name="T5">SYSTEM</text:span></text:p>
              </draw:text-box>
            </draw:frame>
          </draw:g>
          <draw:frame draw:style-name="gr9" draw:text-style-name="P10" draw:layer="layout" svg:width="1.874cm" svg:height="1.788cm" svg:x="7cm" svg:y="10.997cm">
            <draw:text-box>
              <text:p><text:span text:style-name="T6">78</text:span></text:p>
            </draw:text-box>
          </draw:frame>
        </draw:g>
        <draw:g>
          <draw:g>
            <draw:custom-shape draw:style-name="gr2" draw:text-style-name="P2" draw:layer="layout" svg:width="3.8cm" svg:height="3.8cm" svg:x="10.1cm" svg:y="9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cm" svg:y1="11.081cm" svg:x2="14cm" svg:y2="11.081cm">
              <text:p/>
            </draw:line>
            <draw:line draw:style-name="gr3" draw:text-style-name="P1" draw:layer="layout" svg:x1="10.1cm" svg:y1="12.598cm" svg:x2="14cm" svg:y2="12.598cm">
              <text:p/>
            </draw:line>
          </draw:g>
          <draw:frame draw:style-name="gr4" draw:text-style-name="P4" draw:layer="layout" svg:width="2.246cm" svg:height="0.937cm" svg:x="10.9cm" svg:y="10.098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0.341cm" svg:y="11.236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1cm" svg:y="11.353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0.3cm" svg:y="12.448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1.23cm" svg:y="12.848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4.6cm" svg:y="9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4.6cm" svg:y1="11.082cm" svg:x2="18.5cm" svg:y2="11.082cm">
              <text:p/>
            </draw:line>
            <draw:line draw:style-name="gr3" draw:text-style-name="P1" draw:layer="layout" svg:x1="14.6cm" svg:y1="12.599cm" svg:x2="18.5cm" svg:y2="12.599cm">
              <text:p/>
            </draw:line>
          </draw:g>
          <draw:frame draw:style-name="gr4" draw:text-style-name="P4" draw:layer="layout" svg:width="2.246cm" svg:height="0.937cm" svg:x="15.4cm" svg:y="10.099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4.841cm" svg:y="11.237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5.5cm" svg:y="11.354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4.8cm" svg:y="12.449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5.73cm" svg:y="12.849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.3cm" svg:y="14.3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3cm" svg:y1="15.48cm" svg:x2="5.2cm" svg:y2="15.48cm">
              <text:p/>
            </draw:line>
            <draw:line draw:style-name="gr3" draw:text-style-name="P1" draw:layer="layout" svg:x1="1.3cm" svg:y1="16.997cm" svg:x2="5.2cm" svg:y2="16.997cm">
              <text:p/>
            </draw:line>
          </draw:g>
          <draw:frame draw:style-name="gr4" draw:text-style-name="P4" draw:layer="layout" svg:width="2.246cm" svg:height="0.937cm" svg:x="2.1cm" svg:y="14.497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.541cm" svg:y="15.635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2.2cm" svg:y="15.752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.5cm" svg:y="16.847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2.43cm" svg:y="17.247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5.7cm" svg:y="14.3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5.7cm" svg:y1="15.481cm" svg:x2="9.6cm" svg:y2="15.481cm">
              <text:p/>
            </draw:line>
            <draw:line draw:style-name="gr3" draw:text-style-name="P1" draw:layer="layout" svg:x1="5.7cm" svg:y1="16.998cm" svg:x2="9.6cm" svg:y2="16.998cm">
              <text:p/>
            </draw:line>
          </draw:g>
          <draw:frame draw:style-name="gr4" draw:text-style-name="P4" draw:layer="layout" svg:width="2.246cm" svg:height="0.937cm" svg:x="6.5cm" svg:y="14.498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5.941cm" svg:y="15.636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6.6cm" svg:y="15.753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5.9cm" svg:y="16.848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6.83cm" svg:y="17.248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0.1cm" svg:y="14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cm" svg:y1="15.482cm" svg:x2="14cm" svg:y2="15.482cm">
              <text:p/>
            </draw:line>
            <draw:line draw:style-name="gr3" draw:text-style-name="P1" draw:layer="layout" svg:x1="10.1cm" svg:y1="16.999cm" svg:x2="14cm" svg:y2="16.999cm">
              <text:p/>
            </draw:line>
          </draw:g>
          <draw:frame draw:style-name="gr4" draw:text-style-name="P4" draw:layer="layout" svg:width="2.246cm" svg:height="0.937cm" svg:x="10.9cm" svg:y="14.499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0.341cm" svg:y="15.637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1cm" svg:y="15.754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0.3cm" svg:y="16.849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1.23cm" svg:y="17.249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4.6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4.6cm" svg:y1="15.483cm" svg:x2="18.5cm" svg:y2="15.483cm">
              <text:p/>
            </draw:line>
            <draw:line draw:style-name="gr3" draw:text-style-name="P1" draw:layer="layout" svg:x1="14.6cm" svg:y1="17cm" svg:x2="18.5cm" svg:y2="17cm">
              <text:p/>
            </draw:line>
          </draw:g>
          <draw:frame draw:style-name="gr4" draw:text-style-name="P4" draw:layer="layout" svg:width="2.246cm" svg:height="0.937cm" svg:x="15.4cm" svg:y="14.5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4.841cm" svg:y="15.638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5.5cm" svg:y="15.755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4.8cm" svg:y="16.85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5.73cm" svg:y="17.25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.3cm" svg:y="18.7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3cm" svg:y1="19.879cm" svg:x2="5.2cm" svg:y2="19.879cm">
              <text:p/>
            </draw:line>
            <draw:line draw:style-name="gr3" draw:text-style-name="P1" draw:layer="layout" svg:x1="1.3cm" svg:y1="21.396cm" svg:x2="5.2cm" svg:y2="21.396cm">
              <text:p/>
            </draw:line>
          </draw:g>
          <draw:frame draw:style-name="gr4" draw:text-style-name="P4" draw:layer="layout" svg:width="2.246cm" svg:height="0.937cm" svg:x="2.1cm" svg:y="18.896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.541cm" svg:y="20.034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2.2cm" svg:y="20.151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.5cm" svg:y="21.246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2.43cm" svg:y="21.646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5.7cm" svg:y="18.7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5.7cm" svg:y1="19.88cm" svg:x2="9.6cm" svg:y2="19.88cm">
              <text:p/>
            </draw:line>
            <draw:line draw:style-name="gr3" draw:text-style-name="P1" draw:layer="layout" svg:x1="5.7cm" svg:y1="21.397cm" svg:x2="9.6cm" svg:y2="21.397cm">
              <text:p/>
            </draw:line>
          </draw:g>
          <draw:frame draw:style-name="gr4" draw:text-style-name="P4" draw:layer="layout" svg:width="2.246cm" svg:height="0.937cm" svg:x="6.5cm" svg:y="18.897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5.941cm" svg:y="20.035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6.6cm" svg:y="20.152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5.9cm" svg:y="21.247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6.83cm" svg:y="21.647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0.1cm" svg:y="18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cm" svg:y1="19.881cm" svg:x2="14cm" svg:y2="19.881cm">
              <text:p/>
            </draw:line>
            <draw:line draw:style-name="gr3" draw:text-style-name="P1" draw:layer="layout" svg:x1="10.1cm" svg:y1="21.398cm" svg:x2="14cm" svg:y2="21.398cm">
              <text:p/>
            </draw:line>
          </draw:g>
          <draw:frame draw:style-name="gr4" draw:text-style-name="P4" draw:layer="layout" svg:width="2.246cm" svg:height="0.937cm" svg:x="10.9cm" svg:y="18.898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0.341cm" svg:y="20.036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1cm" svg:y="20.153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0.3cm" svg:y="21.248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1.23cm" svg:y="21.648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4.6cm" svg:y="18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4.6cm" svg:y1="19.882cm" svg:x2="18.5cm" svg:y2="19.882cm">
              <text:p/>
            </draw:line>
            <draw:line draw:style-name="gr3" draw:text-style-name="P1" draw:layer="layout" svg:x1="14.6cm" svg:y1="21.399cm" svg:x2="18.5cm" svg:y2="21.399cm">
              <text:p/>
            </draw:line>
          </draw:g>
          <draw:frame draw:style-name="gr4" draw:text-style-name="P4" draw:layer="layout" svg:width="2.246cm" svg:height="0.937cm" svg:x="15.4cm" svg:y="18.899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4.841cm" svg:y="20.037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15.5cm" svg:y="20.154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4.8cm" svg:y="21.249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15.73cm" svg:y="21.649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1.3cm" svg:y="23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3cm" svg:y1="24.28cm" svg:x2="5.2cm" svg:y2="24.28cm">
              <text:p/>
            </draw:line>
            <draw:line draw:style-name="gr3" draw:text-style-name="P1" draw:layer="layout" svg:x1="1.3cm" svg:y1="25.797cm" svg:x2="5.2cm" svg:y2="25.797cm">
              <text:p/>
            </draw:line>
          </draw:g>
          <draw:frame draw:style-name="gr4" draw:text-style-name="P4" draw:layer="layout" svg:width="2.246cm" svg:height="0.937cm" svg:x="2.1cm" svg:y="23.297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1.541cm" svg:y="24.435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2.2cm" svg:y="24.552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1.5cm" svg:y="25.647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2.43cm" svg:y="26.047cm">
              <draw:text-box>
                <text:p text:style-name="P7"><text:span text:style-name="T5">SYSTEM</text:span></text:p>
              </draw:text-box>
            </draw:frame>
          </draw:g>
        </draw:g>
        <draw:g>
          <draw:g>
            <draw:custom-shape draw:style-name="gr2" draw:text-style-name="P2" draw:layer="layout" svg:width="3.8cm" svg:height="3.8cm" svg:x="5.7cm" svg:y="23.1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5.7cm" svg:y1="24.281cm" svg:x2="9.6cm" svg:y2="24.281cm">
              <text:p/>
            </draw:line>
            <draw:line draw:style-name="gr3" draw:text-style-name="P1" draw:layer="layout" svg:x1="5.7cm" svg:y1="25.798cm" svg:x2="9.6cm" svg:y2="25.798cm">
              <text:p/>
            </draw:line>
          </draw:g>
          <draw:frame draw:style-name="gr4" draw:text-style-name="P4" draw:layer="layout" svg:width="2.246cm" svg:height="0.937cm" svg:x="6.5cm" svg:y="23.298cm">
            <draw:text-box>
              <text:p text:style-name="P3"><text:span text:style-name="T1">LONDON</text:span><text:span text:style-name="T1"><text:line-break/></text:span><text:span text:style-name="T1">TRANSPORT</text:span></text:p>
            </draw:text-box>
          </draw:frame>
          <draw:g>
            <draw:frame draw:style-name="gr5" draw:text-style-name="P5" draw:layer="layout" svg:width="1.272cm" svg:height="1.538cm" svg:x="5.941cm" svg:y="24.436cm">
              <draw:text-box>
                <text:p><text:span text:style-name="T2">N</text:span></text:p>
              </draw:text-box>
            </draw:frame>
            <draw:frame draw:style-name="gr6" draw:text-style-name="P6" draw:layer="layout" svg:width="0.879cm" svg:height="0.742cm" svg:x="6.6cm" svg:y="24.553cm">
              <draw:text-box>
                <text:p><text:span text:style-name="T3">o.</text:span></text:p>
              </draw:text-box>
            </draw:frame>
          </draw:g>
          <draw:g>
            <draw:frame draw:style-name="gr7" draw:text-style-name="P8" draw:layer="layout" svg:width="3.47cm" svg:height="0.645cm" svg:x="5.9cm" svg:y="25.648cm">
              <draw:text-box>
                <text:p text:style-name="P7"><text:span text:style-name="T4">PRIVATE TELEPHONE</text:span></text:p>
              </draw:text-box>
            </draw:frame>
            <draw:frame draw:style-name="gr8" draw:text-style-name="P9" draw:layer="layout" svg:width="1.524cm" svg:height="0.645cm" svg:x="6.83cm" svg:y="26.048cm">
              <draw:text-box>
                <text:p text:style-name="P7"><text:span text:style-name="T5">SYSTEM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ndon Tube" svg:font-family="'London Tub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08:49:05.872471301</meta:creation-date>
    <dc:date>2019-04-18T09:36:58.854208455</dc:date>
    <meta:editing-duration>PT19M29S</meta:editing-duration>
    <meta:editing-cycles>5</meta:editing-cycles>
    <meta:generator>LibreOffice/6.0.7.3$Linux_X86_64 LibreOffice_project/00m0$Build-3</meta:generator>
    <meta:document-statistic meta:object-count="288"/>
  </office:meta>
</office:document-meta>
</file>